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2.554cm"/>
      <style:paragraph-properties style:writing-mode="lr-tb"/>
    </style:style>
    <style:style style:name="gr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.15cm" fo:min-width="2.40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054cm" svg:height="2.4cm" svg:x="9.5cm" svg:y="8cm">
          <text:p text:style-name="P1">CIO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54cm" svg:height="2.4cm" svg:x="9.5cm" svg:y="12.2cm">
          <text:p text:style-name="P1">CCode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08cm" svg:height="2.4cm" svg:x="1.3cm" svg:y="7.905cm">
          <text:p text:style-name="P2"><text:span text:style-name="T1">Main Program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218cm" svg:y1="9.2cm" svg:x2="9.5cm" svg:y2="9.2cm">
          <text:p/>
        </draw:line>
        <draw:frame draw:style-name="gr4" draw:text-style-name="P6" draw:layer="layout" svg:width="5.159cm" svg:height="1.183cm" svg:x="4.341cm" svg:y="7.9cm">
          <draw:text-box>
            <text:p text:style-name="P5">生成・</text:p>
            <text:p text:style-name="P5">読み込むファイルの一覧</text:p>
          </draw:text-box>
        </draw:frame>
        <draw:custom-shape draw:style-name="gr1" draw:text-style-name="P1" draw:layer="layout" svg:width="3.054cm" svg:height="2.4cm" svg:x="9.846cm" svg:y="12.546cm">
          <text:p text:style-name="P1">CCode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4cm" svg:height="2.4cm" svg:x="10.2cm" svg:y="12.9cm">
          <text:p text:style-name="P1">CCode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4cm" svg:height="2.4cm" svg:x="15.146cm" svg:y="8cm">
          <text:p text:style-name="P1">CFileLo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54cm" svg:height="2.4cm" svg:x="15.146cm" svg:y="12.2cm">
          <text:p text:style-name="P1">CFileWri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54cm" svg:height="2.4cm" svg:x="15.446cm" svg:y="8.3cm">
          <text:p text:style-name="P1">CFileLo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54cm" svg:height="2.4cm" svg:x="15.846cm" svg:y="8.7cm">
          <text:p text:style-name="P1">CFileLo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54cm" svg:height="2.4cm" svg:x="15.546cm" svg:y="12.6cm">
          <text:p text:style-name="P1">CFileWri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54cm" svg:height="2.4cm" svg:x="15.946cm" svg:y="13cm">
          <text:p text:style-name="P1">CFileWri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2.5cm" svg:y1="8.6cm" svg:x2="15.1cm" svg:y2="8.6cm">
          <text:p/>
        </draw:line>
        <draw:line draw:style-name="gr3" draw:text-style-name="P4" draw:layer="layout" svg:x1="12.5cm" svg:y1="9.3cm" svg:x2="15.1cm" svg:y2="13.3cm">
          <text:p/>
        </draw:line>
        <draw:frame draw:style-name="gr4" draw:text-style-name="P6" draw:layer="layout" svg:width="1.349cm" svg:height="0.717cm" svg:x="13cm" svg:y="7.983cm">
          <draw:text-box>
            <text:p text:style-name="P5"><text:span text:style-name="T2">生成</text:span></text:p>
          </draw:text-box>
        </draw:frame>
        <draw:line draw:style-name="gr3" draw:text-style-name="P4" draw:layer="layout" svg:x1="15.2cm" svg:y1="9.2cm" svg:x2="12.6cm" svg:y2="9.2cm">
          <text:p/>
        </draw:line>
        <draw:frame draw:style-name="gr4" draw:text-style-name="P6" draw:layer="layout" svg:width="1.772cm" svg:height="0.717cm" svg:x="12.9cm" svg:y="8.6cm">
          <draw:text-box>
            <text:p text:style-name="P5"><text:span text:style-name="T2">データ</text:span></text:p>
          </draw:text-box>
        </draw:frame>
        <draw:frame draw:style-name="gr4" draw:text-style-name="P6" draw:layer="layout" svg:width="3.042cm" svg:height="0.717cm" svg:x="13.8cm" svg:y="10.983cm">
          <draw:text-box>
            <text:p text:style-name="P5"><text:span text:style-name="T2">生成・データ</text:span></text:p>
          </draw:text-box>
        </draw:frame>
        <draw:line draw:style-name="gr3" draw:text-style-name="P4" draw:layer="layout" svg:x1="10.4cm" svg:y1="10.4cm" svg:x2="10.4cm" svg:y2="12.2cm">
          <text:p/>
        </draw:line>
        <draw:line draw:style-name="gr3" draw:text-style-name="P4" draw:layer="layout" svg:x1="11.5cm" svg:y1="12.2cm" svg:x2="11.5cm" svg:y2="10.4cm">
          <text:p/>
        </draw:line>
        <draw:frame draw:style-name="gr4" draw:text-style-name="P6" draw:layer="layout" svg:width="1.772cm" svg:height="0.717cm" svg:x="11.428cm" svg:y="11cm">
          <draw:text-box>
            <text:p text:style-name="P5"><text:span text:style-name="T2">データ</text:span></text:p>
          </draw:text-box>
        </draw:frame>
        <draw:frame draw:style-name="gr4" draw:text-style-name="P6" draw:layer="layout" svg:width="3.042cm" svg:height="0.717cm" svg:x="7.5cm" svg:y="11cm">
          <draw:text-box>
            <text:p text:style-name="P5"><text:span text:style-name="T2">生成・データ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2T23:49:16.555000000</meta:creation-date>
    <dc:date>2020-02-03T00:06:09.874000000</dc:date>
    <meta:editing-duration>PT6M3S</meta:editing-duration>
    <meta:editing-cycles>1</meta:editing-cycles>
    <meta:document-statistic meta:object-count="23"/>
    <meta:generator>LibreOffice/6.4.0.3$Windows_X86_64 LibreOffice_project/b0a288ab3d2d4774cb44b62f04d5d28733ac6df8</meta:generator>
  </office:meta>
</office:document-meta>
</file>